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9bffd" officeooo:paragraph-rsid="0019bffd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officeooo:rsid="0019bffd" officeooo:paragraph-rsid="0019bff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bffd" officeooo:paragraph-rsid="0019bff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a2c7" officeooo:paragraph-rsid="001ba2c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13646" officeooo:paragraph-rsid="0021364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3868f" officeooo:paragraph-rsid="0023868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3868f" officeooo:paragraph-rsid="0026ed8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54ee4" officeooo:paragraph-rsid="00254ee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5d9c9" officeooo:paragraph-rsid="0025d9c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aabdd" officeooo:paragraph-rsid="002aabdd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c524b" officeooo:paragraph-rsid="002c524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ec195" officeooo:paragraph-rsid="002ec195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31b764" officeooo:paragraph-rsid="0031b76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327ca8" officeooo:paragraph-rsid="00327ca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34bbb2" officeooo:paragraph-rsid="0034bbb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35f51f" officeooo:paragraph-rsid="0034bbb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35f51f" officeooo:paragraph-rsid="0035f51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1ba2c7" officeooo:paragraph-rsid="001ba2c7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23868f" officeooo:paragraph-rsid="0023868f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25d9c9" officeooo:paragraph-rsid="0025d9c9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272d41" officeooo:paragraph-rsid="00272d41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none" officeooo:rsid="0019bffd" officeooo:paragraph-rsid="0019bffd" style:font-size-asian="15.75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1f659a" officeooo:paragraph-rsid="001ba2c7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1f659a" officeooo:paragraph-rsid="0026ed8d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0213646" officeooo:paragraph-rsid="00213646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officeooo:rsid="001ba2c7" officeooo:paragraph-rsid="001ba2c7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officeooo:rsid="00254ee4" officeooo:paragraph-rsid="00254ee4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officeooo:rsid="0025d9c9" officeooo:paragraph-rsid="0025d9c9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officeooo:rsid="002c524b" officeooo:paragraph-rsid="002c524b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officeooo:rsid="002ec195" officeooo:paragraph-rsid="002ec195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officeooo:rsid="0031b764" officeooo:paragraph-rsid="0031b764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officeooo:rsid="00327ca8" officeooo:paragraph-rsid="00327ca8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officeooo:rsid="003b283f" officeooo:paragraph-rsid="003b283f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officeooo:rsid="003b7145" officeooo:paragraph-rsid="003c0ed3" style:font-size-asian="10.5pt" style:font-size-complex="12pt"/>
    </style:style>
    <style:style style:name="T1" style:family="text">
      <style:text-properties officeooo:rsid="0019bffd"/>
    </style:style>
    <style:style style:name="T2" style:family="text">
      <style:text-properties fo:font-size="10pt" officeooo:rsid="003935d5" style:font-size-asian="10pt" style:font-size-complex="10pt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659a"/>
    </style:style>
    <style:style style:name="T5" style:family="text">
      <style:text-properties style:text-underline-style="none" officeooo:rsid="0026ed8d"/>
    </style:style>
    <style:style style:name="T6" style:family="text">
      <style:text-properties officeooo:rsid="0026ed8d"/>
    </style:style>
    <style:style style:name="T7" style:family="text">
      <style:text-properties officeooo:rsid="00291c9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s de la Computación</text:p>
      <text:p text:style-name="P3">Practica 1. </text:p>
      <text:p text:style-name="P3">Introducción a la Computación. Lenguajes y Gramáticas</text:p>
      <text:p text:style-name="P4"/>
      <text:p text:style-name="P4"/>
      <text:p text:style-name="P4">Ejercicio1</text:p>
      <text:p text:style-name="P4"/>
      <text:p text:style-name="P5"><text:span text:style-name="T3">a) <text:s/><text:tab/></text:span><text:span text:style-name="T4">Pruebas:</text:span></text:p>
      <text:p text:style-name="P24"><text:tab/></text:p>
      <text:p text:style-name="P5"><text:span text:style-name="T4"><text:tab/></text:span><text:span text:style-name="T4"><draw:frame draw:style-name="fr1" draw:name="Object1" text:anchor-type="as-char" svg:y="-0.377cm" svg:width="7.191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4"/>
      <text:p text:style-name="P6"><text:span text:style-name="T4"><text:tab/>G</text:span><text:span text:style-name="T3">enera cualquier palabra pero con una a al inicio y una b al final.</text:span></text:p>
      <text:p text:style-name="P26"/>
      <text:p text:style-name="P5"><text:span text:style-name="T3"><text:tab/></text:span><draw:frame draw:style-name="fr1" draw:name="Object2" text:anchor-type="as-char" svg:y="-0.377cm" svg:width="3.79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9"/>
      <text:p text:style-name="P19"><text:tab/></text:p>
      <text:p text:style-name="P8"><text:span text:style-name="T3">b) <text:tab/></text:span><text:span text:style-name="T4">Pruebas:</text:span></text:p>
      <text:p text:style-name="P25"/>
      <text:p text:style-name="P7"><text:span text:style-name="T3"><text:tab/></text:span><text:span text:style-name="T3"><draw:frame draw:style-name="fr1" draw:name="Object3" text:anchor-type="as-char" svg:y="-0.377cm" svg:width="6.064cm" svg:height="0.533cm" draw:z-index="7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><text:span text:style-name="T3"><text:tab/></text:span><text:span text:style-name="T3"><draw:frame draw:style-name="fr1" draw:name="Object4" text:anchor-type="as-char" svg:y="-0.377cm" svg:width="3.425cm" svg:height="0.533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7"><text:span text:style-name="T3"><text:tab/></text:span><text:span text:style-name="T3"><draw:frame draw:style-name="fr1" draw:name="Object5" text:anchor-type="as-char" svg:y="-0.377cm" svg:width="1.783cm" svg:height="0.533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7"><text:span text:style-name="T3"><text:tab/></text:span><text:span text:style-name="T3"><draw:frame draw:style-name="fr1" draw:name="Object6" text:anchor-type="as-char" svg:y="-0.377cm" svg:width="1.782cm" svg:height="0.533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7"/>
      <text:p text:style-name="P20"><text:tab/><text:span text:style-name="T6">Solución:</text:span></text:p>
      <text:p text:style-name="P20"/>
      <text:p text:style-name="P7"><text:span text:style-name="T3"><text:tab/></text:span><text:span text:style-name="T3"><draw:frame draw:style-name="fr1" draw:name="Object7" text:anchor-type="as-char" svg:y="-0.437cm" svg:width="6.331cm" svg:height="0.554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"/>
      <text:p text:style-name="P9"><text:span text:style-name="T3">c)<text:tab/></text:span><text:span text:style-name="T5">Pruebas:</text:span></text:p>
      <text:p text:style-name="P28"/>
      <text:p text:style-name="P9"><text:span text:style-name="T3"><text:tab/></text:span><text:span text:style-name="T3"><draw:frame draw:style-name="fr1" draw:name="Object8" text:anchor-type="as-char" svg:y="-0.377cm" svg:width="6.839cm" svg:height="0.533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0"/>
      <text:p text:style-name="P21"><text:tab/>Hay el mismo número de a que de b</text:p>
      <text:p text:style-name="P21"><text:tab/><text:span text:style-name="T6">Solución: </text:span></text:p>
      <text:p text:style-name="P21"/>
      <text:p text:style-name="P21"><text:tab/><draw:frame draw:style-name="fr1" draw:name="Object9" text:anchor-type="as-char" svg:y="-0.437cm" svg:width="10.065cm" svg:height="0.5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1"/>
      <text:p text:style-name="P22">d)<text:tab/>Pruebas:</text:p>
      <text:p text:style-name="P22"/>
      <text:p text:style-name="P22"><text:tab/><draw:frame draw:style-name="fr1" draw:name="Object10" text:anchor-type="as-char" svg:y="-0.377cm" svg:width="2.006cm" svg:height="0.53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2"><text:tab/><draw:frame draw:style-name="fr1" draw:name="Object11" text:anchor-type="as-char" svg:y="-0.377cm" svg:width="2.956cm" svg:height="0.53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2"><text:tab/><draw:frame draw:style-name="fr1" draw:name="Object12" text:anchor-type="as-char" svg:y="-0.377cm" svg:width="8.112cm" svg:height="0.53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2"><text:tab/><draw:frame draw:style-name="fr1" draw:name="Object13" text:anchor-type="as-char" svg:y="-0.377cm" svg:width="11.277cm" svg:height="0.533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/>
      <text:p text:style-name="P22"><text:tab/><text:span text:style-name="T7">Solución:</text:span></text:p>
      <text:p text:style-name="P22"/>
      <text:p text:style-name="P22"><text:tab/><draw:frame draw:style-name="fr1" draw:name="Object14" text:anchor-type="as-char" svg:y="-0.377cm" svg:width="7.101cm" svg:height="0.49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><text:soft-page-break/>Ejercicio2</text:p>
      <text:p text:style-name="P11"/>
      <text:p text:style-name="P30">a)<text:tab/>Tipo 3:</text:p>
      <text:p text:style-name="P30"/>
      <text:p text:style-name="P12"><text:span text:style-name="T3"><text:tab/></text:span><text:span text:style-name="T3"><draw:frame draw:style-name="fr1" draw:name="Object15" text:anchor-type="as-char" svg:y="-0.377cm" svg:width="1.993cm" svg:height="0.533cm" draw:z-index="17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2"><text:span text:style-name="T3"><text:tab/></text:span><text:span text:style-name="T3"><draw:frame draw:style-name="fr1" draw:name="Object16" text:anchor-type="as-char" svg:y="-0.377cm" svg:width="2.18cm" svg:height="0.533cm" draw:z-index="14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2"><text:span text:style-name="T3"><text:tab/></text:span><text:span text:style-name="T3"><draw:frame draw:style-name="fr1" draw:name="Object17" text:anchor-type="as-char" svg:y="-0.377cm" svg:width="2.466cm" svg:height="0.533cm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2"><text:span text:style-name="T3"><text:tab/></text:span><text:span text:style-name="T3"><draw:frame draw:style-name="fr1" draw:name="Object18" text:anchor-type="as-char" svg:y="-0.377cm" svg:width="1.799cm" svg:height="0.533cm" draw:z-index="16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2"/>
      <text:p text:style-name="P30"><text:tab/>Tipo 2:</text:p>
      <text:p text:style-name="P30"><text:tab/></text:p>
      <text:p text:style-name="P12"><text:span text:style-name="T3"><text:tab/></text:span><text:span text:style-name="T3"><draw:frame draw:style-name="fr1" draw:name="Object19" text:anchor-type="as-char" svg:y="-0.377cm" svg:width="5.039cm" svg:height="0.533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2"><text:span text:style-name="T3"><text:tab/></text:span><text:span text:style-name="T3"><draw:frame draw:style-name="fr1" draw:name="Object20" text:anchor-type="as-char" svg:y="-0.377cm" svg:width="1.794cm" svg:height="0.533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2"/>
      <text:p text:style-name="P31">b)<text:tab/>Tipo 3:</text:p>
      <text:p text:style-name="P13"/>
      <text:p text:style-name="P13"><text:span text:style-name="T3"><text:tab/></text:span><text:span text:style-name="T3"><draw:frame draw:style-name="fr1" draw:name="Object21" text:anchor-type="as-char" svg:y="-0.377cm" svg:width="2.268cm" svg:height="0.533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3"><text:span text:style-name="T3"><text:tab/></text:span><text:span text:style-name="T3"><draw:frame draw:style-name="fr1" draw:name="Object22" text:anchor-type="as-char" svg:y="-0.377cm" svg:width="2.464cm" svg:height="0.533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3"><text:span text:style-name="T3"><text:tab/></text:span><text:span text:style-name="T3"><draw:frame draw:style-name="fr1" draw:name="Object23" text:anchor-type="as-char" svg:y="-0.377cm" svg:width="2.469cm" svg:height="0.533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3"><text:span text:style-name="T3"><text:tab/></text:span><text:span text:style-name="T3"><draw:frame draw:style-name="fr1" draw:name="Object24" text:anchor-type="as-char" svg:y="-0.377cm" svg:width="2.482cm" svg:height="0.533cm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3"><text:span text:style-name="T3"><text:tab/></text:span><text:span text:style-name="T3"><draw:frame draw:style-name="fr1" draw:name="Object25" text:anchor-type="as-char" svg:y="-0.377cm" svg:width="2.226cm" svg:height="0.533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3"/>
      <text:p text:style-name="P32">c) <text:tab/>Tipo 3:</text:p>
      <text:p text:style-name="P14"/>
      <text:p text:style-name="P14"><text:span text:style-name="T3"><text:tab/></text:span><text:span text:style-name="T3"><draw:frame draw:style-name="fr1" draw:name="Object26" text:anchor-type="as-char" svg:y="-0.377cm" svg:width="2.268cm" svg:height="0.533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4"><text:span text:style-name="T3"><text:tab/></text:span><text:span text:style-name="T3"><draw:frame draw:style-name="fr1" draw:name="Object27" text:anchor-type="as-char" svg:y="-0.377cm" svg:width="1.794cm" svg:height="0.533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/>
      <text:p text:style-name="P33">d)<text:tab/>Tipo 3:</text:p>
      <text:p text:style-name="P15"/>
      <text:p text:style-name="P15"><text:span text:style-name="T3"><text:tab/></text:span><text:span text:style-name="T3"><draw:frame draw:style-name="fr1" draw:name="Object28" text:anchor-type="as-char" svg:y="-0.377cm" svg:width="2.21cm" svg:height="0.533cm" draw:z-index="2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5"><text:span text:style-name="T3"><text:tab/></text:span><text:span text:style-name="T3"><draw:frame draw:style-name="fr1" draw:name="Object29" text:anchor-type="as-char" svg:y="-0.377cm" svg:width="2.328cm" svg:height="0.533cm" draw:z-index="27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5"/>
      <text:p text:style-name="P16">Ejercicio 3</text:p>
      <text:p text:style-name="P17"/>
      <text:p text:style-name="P18"/>
      <text:p text:style-name="P34">No es regular porque esta gramática no es de tipo <text:s/>3 al no cumplir la forma: <draw:frame draw:style-name="fr2" draw:name="Object30" text:anchor-type="as-char" svg:y="-0.377cm" svg:width="3.501cm" svg:height="0.489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35">Esta gramática si es de tipo 3, regular y genera el lenguaje:</text:p>
      <text:p text:style-name="P35"/>
      <text:p text:style-name="P35"><draw:frame draw:style-name="fr2" draw:name="Object31" text:anchor-type="as-char" svg:y="-0.377cm" svg:width="2.053cm" svg:height="0.533cm" draw:z-index="30"><draw:object xlink:href="./Object 31" xlink:type="simple" xlink:show="embed" xlink:actuate="onLoad"/><draw:image xlink:href="./ObjectReplacements/Object 31" xlink:type="simple" xlink:show="embed" xlink:actuate="onLoad"/></draw:frame> </text:p>
      <text:p text:style-name="P35"><draw:frame draw:style-name="fr2" draw:name="Object32" text:anchor-type="as-char" svg:y="-0.377cm" svg:width="2.196cm" svg:height="0.533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35"><draw:frame draw:style-name="fr2" draw:name="Object33" text:anchor-type="as-char" svg:y="-0.377cm" svg:width="2.392cm" svg:height="0.533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35"><draw:frame draw:style-name="fr2" draw:name="Object34" text:anchor-type="as-char" svg:y="-0.377cm" svg:width="1.796cm" svg:height="0.533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35"><draw:frame draw:style-name="fr2" draw:name="Object35" text:anchor-type="as-char" svg:y="-0.377cm" svg:width="2.701cm" svg:height="0.533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35"><draw:frame draw:style-name="fr2" draw:name="Object36" text:anchor-type="as-char" svg:y="-0.377cm" svg:width="1.796cm" svg:height="0.533cm" draw:z-index="35"><draw:object xlink:href="./Object 36" xlink:type="simple" xlink:show="embed" xlink:actuate="onLoad"/><draw:image xlink:href="./ObjectReplacements/Object 3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19bffd"/>
    </style:style>
    <style:style style:name="MT2" style:family="text">
      <style:text-properties fo:font-size="10pt" officeooo:rsid="003935d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Guillermo Muriel Sánchez lafuente</text:span><text:tab/><text:tab/><text:span text:style-name="MT2">Grupo A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1:59:02.389907847</meta:creation-date>
    <dc:date>2015-10-23T16:30:43.593213274</dc:date>
    <meta:editing-duration>PT1H48M31S</meta:editing-duration>
    <meta:editing-cycles>38</meta:editing-cycles>
    <meta:generator>LibreOffice/4.2.8.2$Linux_X86_64 LibreOffice_project/420m0$Build-2</meta:generator>
    <meta:document-statistic meta:table-count="0" meta:image-count="0" meta:object-count="36" meta:page-count="2" meta:paragraph-count="61" meta:word-count="99" meta:character-count="566" meta:non-whitespace-character-count="440"/>
  </office:meta>
</office:document-meta>
</file>

<file path=Object 1/content.xml><?xml version="1.0" encoding="utf-8"?>
<math xmlns="http://www.w3.org/1998/Math/MathML" display="block">
  <semantics>
    <mrow>
      <mi>a</mi>
      <msub>
        <mi>S</mi>
        <mn>1</mn>
      </msub>
      <mrow>
        <mi>b</mi>
        <mo stretchy="false">→</mo>
        <msub>
          <mi mathvariant="italic">aaS</mi>
          <mn>1</mn>
        </msub>
        <mo stretchy="false">→</mo>
        <msub>
          <mi mathvariant="italic">aabS</mi>
          <mn>1</mn>
        </msub>
      </mrow>
      <mrow>
        <mi>b</mi>
        <mo stretchy="false">→</mo>
        <msub>
          <mi mathvariant="italic">aabaS</mi>
          <mn>1</mn>
        </msub>
      </mrow>
      <mrow>
        <mi>b</mi>
        <mo stretchy="false">→</mo>
        <mi mathvariant="italic">aabab</mi>
      </mrow>
    </mrow>
    <annotation encoding="StarMath 5.0">a S_{1}b toward aaS_{ 1 } toward aabS_{ 1 }b toward aabaS_{ 1 }b toward aabab </annotation>
  </semantics>
</math>
</file>

<file path=Object 10/content.xml><?xml version="1.0" encoding="utf-8"?>
<math xmlns="http://www.w3.org/1998/Math/MathML" display="block">
  <semantics>
    <mrow>
      <mrow>
        <mi>S</mi>
        <mo stretchy="false">→</mo>
        <msub>
          <mi>S</mi>
          <mn>1</mn>
        </msub>
      </mrow>
      <msub>
        <mi mathvariant="italic">bbS</mi>
        <mn>1</mn>
      </msub>
    </mrow>
    <annotation encoding="StarMath 5.0">S toward S_{ 1 }bbS_{ 1 } </annotation>
  </semantics>
</math>
</file>

<file path=Object 11/content.xml><?xml version="1.0" encoding="utf-8"?>
<math xmlns="http://www.w3.org/1998/Math/MathML" display="block">
  <semantics>
    <mrow>
      <mrow>
        <mi>S</mi>
        <mo stretchy="false">→</mo>
        <mi>a</mi>
      </mrow>
      <msub>
        <mi>S</mi>
        <mn>1</mn>
      </msub>
      <mrow>
        <mi mathvariant="italic">bb</mi>
        <mo stretchy="false">→</mo>
        <mi mathvariant="italic">abb</mi>
      </mrow>
    </mrow>
    <annotation encoding="StarMath 5.0">S toward a S_{ 1 }bb toward abb</annotation>
  </semantics>
</math>
</file>

<file path=Object 12/content.xml><?xml version="1.0" encoding="utf-8"?>
<math xmlns="http://www.w3.org/1998/Math/MathML" display="block">
  <semantics>
    <mrow>
      <mrow>
        <mi>S</mi>
        <mo stretchy="false">→</mo>
        <msub>
          <mi>S</mi>
          <mn>1</mn>
        </msub>
      </mrow>
      <mrow>
        <msub>
          <mi mathvariant="italic">bbS</mi>
          <mn>1</mn>
        </msub>
        <mo stretchy="false">→</mo>
        <msub>
          <mi mathvariant="italic">aS</mi>
          <mn>1</mn>
        </msub>
      </mrow>
      <mrow>
        <msub>
          <mi mathvariant="italic">bbaS</mi>
          <mn>1</mn>
        </msub>
        <mo stretchy="false">→</mo>
        <mi>a</mi>
      </mrow>
      <mi>b</mi>
      <msub>
        <mi>S</mi>
        <mn>1</mn>
      </msub>
      <mrow>
        <msub>
          <mi mathvariant="italic">bbabs</mi>
          <mn>1</mn>
        </msub>
        <mo stretchy="false">→</mo>
        <mi mathvariant="italic">abbbab</mi>
      </mrow>
    </mrow>
    <annotation encoding="StarMath 5.0">S toward S_{ 1 }bbS_{ 1 } toward aS_{ 1 }bbaS_{ 1 } toward a b S_{ 1 }bbabs_{ 1 } toward abbbab </annotation>
  </semantics>
</math>
</file>

<file path=Object 13/content.xml><?xml version="1.0" encoding="utf-8"?>
<math xmlns="http://www.w3.org/1998/Math/MathML" display="block">
  <semantics>
    <mrow>
      <mrow>
        <mi>S</mi>
        <mo stretchy="false">→</mo>
        <msub>
          <mi>S</mi>
          <mn>1</mn>
        </msub>
      </mrow>
      <mrow>
        <msub>
          <mi mathvariant="italic">bbS</mi>
          <mn>1</mn>
        </msub>
        <mo stretchy="false">→</mo>
        <msub>
          <mi mathvariant="italic">bS</mi>
          <mn>1</mn>
        </msub>
      </mrow>
      <mrow>
        <msub>
          <mi mathvariant="italic">bbbS</mi>
          <mn>1</mn>
        </msub>
        <mo stretchy="false">→</mo>
        <msub>
          <mi mathvariant="italic">baS</mi>
          <mn>1</mn>
        </msub>
      </mrow>
      <mrow>
        <msub>
          <mi mathvariant="italic">bbbaS</mi>
          <mn>1</mn>
        </msub>
        <mo stretchy="false">→</mo>
        <msub>
          <mi mathvariant="italic">babS</mi>
          <mn>1</mn>
        </msub>
      </mrow>
      <mrow>
        <msub>
          <mi mathvariant="italic">bbbabS</mi>
          <mn>1</mn>
        </msub>
        <mo stretchy="false">→</mo>
        <mi mathvariant="italic">babbbbab</mi>
      </mrow>
    </mrow>
    <annotation encoding="StarMath 5.0">S toward S_{ 1 }bbS_{ 1 } toward bS_{ 1 }bbbS_{ 1 } toward baS_{ 1 }bbbaS_{ 1 } toward babS_{ 1 } bbbabS_{ 1 } toward babbbbab</annotation>
  </semantics>
</math>
</file>

<file path=Object 14/content.xml><?xml version="1.0" encoding="utf-8"?>
<math xmlns="http://www.w3.org/1998/Math/MathML" display="block">
  <semantics>
    <mrow>
      <mi>L</mi>
      <mo stretchy="false">=</mo>
      <mrow>
        <mo fence="true" stretchy="false">{</mo>
        <mrow>
          <mrow>
            <mrow>
              <mi>u</mi>
              <mo stretchy="false">∈</mo>
              <mrow>
                <mo fence="true" stretchy="false">{</mo>
                <mrow>
                  <mrow>
                    <mi>a</mi>
                    <mi>,</mi>
                    <mi>b</mi>
                  </mrow>
                </mrow>
                <mo fence="true" stretchy="false">}</mo>
              </mrow>
            </mrow>
            <mrow>
              <mi mathvariant="normal">*</mi>
              <mo stretchy="false">/</mo>
              <mi>u</mi>
            </mrow>
            <mi mathvariant="italic">contiene</mi>
            <mi mathvariant="italic">subcadena</mi>
            <mi mathvariant="italic">bb</mi>
          </mrow>
        </mrow>
        <mo fence="true" stretchy="false">}</mo>
      </mrow>
    </mrow>
    <annotation encoding="StarMath 5.0">L = lbrace u in lbrace a,b rbrace %Ux002A  / u contiene subcadena bb rbrace</annotation>
  </semantics>
</math>
</file>

<file path=Object 15/content.xml><?xml version="1.0" encoding="utf-8"?>
<math xmlns="http://www.w3.org/1998/Math/MathML" display="block">
  <semantics>
    <mrow>
      <mrow>
        <mi>S</mi>
        <mo stretchy="false">→</mo>
        <mi>b</mi>
      </mrow>
      <mrow>
        <msub>
          <mi>S</mi>
          <mn>1</mn>
        </msub>
        <mo stretchy="false">∣</mo>
        <mi mathvariant="italic">aS</mi>
      </mrow>
    </mrow>
    <annotation encoding="StarMath 5.0">S toward b S_{ 1 }  divides   aS</annotation>
  </semantics>
</math>
</file>

<file path=Object 16/content.xml><?xml version="1.0" encoding="utf-8"?>
<math xmlns="http://www.w3.org/1998/Math/MathML" display="block">
  <semantics>
    <mrow>
      <msub>
        <mi>S</mi>
        <mn>1</mn>
      </msub>
      <mo stretchy="false">→</mo>
      <msub>
        <mi mathvariant="italic">bS</mi>
        <mn>2</mn>
      </msub>
      <mo stretchy="false">∣</mo>
      <msub>
        <mi mathvariant="italic">aS</mi>
        <mn>1</mn>
      </msub>
    </mrow>
    <annotation encoding="StarMath 5.0">S_{ 1 } toward bS_{ 2 } divides aS_{ 1 }</annotation>
  </semantics>
</math>
</file>

<file path=Object 17/content.xml><?xml version="1.0" encoding="utf-8"?>
<math xmlns="http://www.w3.org/1998/Math/MathML" display="block">
  <semantics>
    <mrow>
      <msub>
        <mi>S</mi>
        <mn>2</mn>
      </msub>
      <mo stretchy="false">→</mo>
      <msub>
        <mi mathvariant="italic">bS</mi>
        <mn>3</mn>
      </msub>
      <mo stretchy="false">∣</mo>
      <msub>
        <mi mathvariant="italic">aS</mi>
        <mn>3</mn>
      </msub>
      <mo stretchy="false">∣</mo>
      <mi mathvariant="normal">ε</mi>
    </mrow>
    <annotation encoding="StarMath 5.0">S_{ 2 } toward bS_{ 3 } divides aS_{ 3 } divides %varepsilon </annotation>
  </semantics>
</math>
</file>

<file path=Object 18/content.xml><?xml version="1.0" encoding="utf-8"?>
<math xmlns="http://www.w3.org/1998/Math/MathML" display="block">
  <semantics>
    <mrow>
      <msub>
        <mi>S</mi>
        <mn>3</mn>
      </msub>
      <mo stretchy="false">→</mo>
      <msub>
        <mi mathvariant="italic">aS</mi>
        <mn>3</mn>
      </msub>
      <mo stretchy="false">∣</mo>
      <mi mathvariant="normal">ε</mi>
    </mrow>
    <annotation encoding="StarMath 5.0">S_{ 3 } toward aS_{ 3 } divides %varepsilon </annotation>
  </semantics>
</math>
</file>

<file path=Object 19/content.xml><?xml version="1.0" encoding="utf-8"?>
<math xmlns="http://www.w3.org/1998/Math/MathML" display="block">
  <semantics>
    <mrow>
      <mrow>
        <mi>S</mi>
        <mo stretchy="false">→</mo>
        <msub>
          <mi>S</mi>
          <mn>1</mn>
        </msub>
      </mrow>
      <mi>b</mi>
      <msub>
        <mi>S</mi>
        <mn>1</mn>
      </msub>
      <mi>b</mi>
      <msub>
        <mi>S</mi>
        <mn>1</mn>
      </msub>
      <mi>b</mi>
      <mrow>
        <msub>
          <mi>S</mi>
          <mn>1</mn>
        </msub>
        <mo stretchy="false">∣</mo>
        <msub>
          <mi>S</mi>
          <mn>1</mn>
        </msub>
      </mrow>
      <mi>b</mi>
      <msub>
        <mi>S</mi>
        <mn>1</mn>
      </msub>
      <mi>b</mi>
      <msub>
        <mi>S</mi>
        <mn>1</mn>
      </msub>
    </mrow>
    <annotation encoding="StarMath 5.0">S toward S_{ 1 } b S_{ 1 } b S_{ 1 }b S_{ 1 } divides S_{ 1 } b S_{ 1 }b S_{ 1 } </annotation>
  </semantics>
</math>
</file>

<file path=Object 2/content.xml><?xml version="1.0" encoding="utf-8"?>
<math xmlns="http://www.w3.org/1998/Math/MathML" display="block">
  <semantics>
    <mrow>
      <mi>L</mi>
      <mo stretchy="false">=</mo>
      <mrow>
        <mo fence="true" stretchy="false">{</mo>
        <mrow>
          <mrow>
            <mi>a</mi>
            <mi>u</mi>
            <mrow>
              <mrow>
                <mi>b</mi>
                <mo stretchy="false">/</mo>
                <mi>u</mi>
              </mrow>
              <mo stretchy="false">∈</mo>
              <mrow>
                <mo fence="true" stretchy="false">{</mo>
                <mrow>
                  <mrow>
                    <mi>a</mi>
                    <mi>,</mi>
                    <mi>b</mi>
                  </mrow>
                </mrow>
                <mo fence="true" stretchy="false">}</mo>
              </mrow>
            </mrow>
            <mi mathvariant="normal">*</mi>
          </mrow>
        </mrow>
        <mo fence="true" stretchy="false">}</mo>
      </mrow>
    </mrow>
    <annotation encoding="StarMath 5.0">L = { lbrace a u b   slash u  in lbrace a,b rbrace %Ux002A  rbrace  }</annotation>
  </semantics>
</math>
</file>

<file path=Object 20/content.xml><?xml version="1.0" encoding="utf-8"?>
<math xmlns="http://www.w3.org/1998/Math/MathML" display="block">
  <semantics>
    <mrow>
      <msub>
        <mi>S</mi>
        <mn>1</mn>
      </msub>
      <mo stretchy="false">→</mo>
      <msub>
        <mi mathvariant="italic">aS</mi>
        <mn>1</mn>
      </msub>
      <mo stretchy="false">∣</mo>
      <mi mathvariant="normal">ε</mi>
    </mrow>
    <annotation encoding="StarMath 5.0">S_{ 1 } toward aS_{ 1 } divides %varepsilon </annotation>
  </semantics>
</math>
</file>

<file path=Object 21/content.xml><?xml version="1.0" encoding="utf-8"?>
<math xmlns="http://www.w3.org/1998/Math/MathML" display="block">
  <semantics>
    <mrow>
      <mrow>
        <mi>S</mi>
        <mo stretchy="false">→</mo>
        <msub>
          <mi mathvariant="italic">bS</mi>
          <mn>1</mn>
        </msub>
        <mo stretchy="false">∣</mo>
        <mi>a</mi>
      </mrow>
      <mrow>
        <mi>S</mi>
        <mo stretchy="false">∣</mo>
        <mi mathvariant="normal">ε</mi>
      </mrow>
    </mrow>
    <annotation encoding="StarMath 5.0">S toward bS_{ 1 } divides a S divides %varepsilon </annotation>
  </semantics>
</math>
</file>

<file path=Object 22/content.xml><?xml version="1.0" encoding="utf-8"?>
<math xmlns="http://www.w3.org/1998/Math/MathML" display="block">
  <semantics>
    <mrow>
      <msub>
        <mi>S</mi>
        <mn>1</mn>
      </msub>
      <mo stretchy="false">→</mo>
      <msub>
        <mi mathvariant="italic">bS</mi>
        <mn>2</mn>
      </msub>
      <mo stretchy="false">∣</mo>
      <msub>
        <mi mathvariant="italic">aS</mi>
        <mn>1</mn>
      </msub>
      <mo stretchy="false">∣</mo>
      <mi mathvariant="normal">ε</mi>
    </mrow>
    <annotation encoding="StarMath 5.0">S_{ 1 } toward bS_{ 2 } divides aS_{ 1 } divides %varepsilon  </annotation>
  </semantics>
</math>
</file>

<file path=Object 23/content.xml><?xml version="1.0" encoding="utf-8"?>
<math xmlns="http://www.w3.org/1998/Math/MathML" display="block">
  <semantics>
    <mrow>
      <msub>
        <mi>S</mi>
        <mn>2</mn>
      </msub>
      <mo stretchy="false">→</mo>
      <msub>
        <mi mathvariant="italic">bS</mi>
        <mn>3</mn>
      </msub>
      <mo stretchy="false">∣</mo>
      <msub>
        <mi mathvariant="italic">aS</mi>
        <mn>2</mn>
      </msub>
      <mo stretchy="false">∣</mo>
      <mi mathvariant="normal">ε</mi>
    </mrow>
    <annotation encoding="StarMath 5.0">S_{2} toward bS_{ 3 } divides aS_{ 2 } divides %varepsilon </annotation>
  </semantics>
</math>
</file>

<file path=Object 24/content.xml><?xml version="1.0" encoding="utf-8"?>
<math xmlns="http://www.w3.org/1998/Math/MathML" display="block">
  <semantics>
    <mrow>
      <msub>
        <mi>S</mi>
        <mn>3</mn>
      </msub>
      <mo stretchy="false">→</mo>
      <msub>
        <mi mathvariant="italic">bS</mi>
        <mn>4</mn>
      </msub>
      <mo stretchy="false">∣</mo>
      <msub>
        <mi mathvariant="italic">aS</mi>
        <mn>3</mn>
      </msub>
      <mo stretchy="false">∣</mo>
      <mi mathvariant="normal">ε</mi>
    </mrow>
    <annotation encoding="StarMath 5.0">S_{ 3 } toward bS_{ 4 } divides aS_{ 3 } divides %varepsilon</annotation>
  </semantics>
</math>
</file>

<file path=Object 25/content.xml><?xml version="1.0" encoding="utf-8"?>
<math xmlns="http://www.w3.org/1998/Math/MathML" display="block">
  <semantics>
    <mrow>
      <msub>
        <mi>S</mi>
        <mn>4</mn>
      </msub>
      <mo stretchy="false">→</mo>
      <mi mathvariant="italic">bS</mi>
      <mo stretchy="false">∣</mo>
      <mi mathvariant="italic">aS</mi>
      <mo stretchy="false">∣</mo>
      <mi mathvariant="normal">ε</mi>
    </mrow>
    <annotation encoding="StarMath 5.0">S_{ 4 } toward bS divides aS divides %varepsilon</annotation>
  </semantics>
</math>
</file>

<file path=Object 26/content.xml><?xml version="1.0" encoding="utf-8"?>
<math xmlns="http://www.w3.org/1998/Math/MathML" display="block">
  <semantics>
    <mrow>
      <mrow>
        <mi>S</mi>
        <mo stretchy="false">→</mo>
        <mi mathvariant="italic">bS</mi>
        <mo stretchy="false">∣</mo>
        <mi>a</mi>
      </mrow>
      <mrow>
        <msub>
          <mi>S</mi>
          <mn>1</mn>
        </msub>
        <mo stretchy="false">∣</mo>
        <mi mathvariant="normal">ε</mi>
      </mrow>
    </mrow>
    <annotation encoding="StarMath 5.0">S toward bS divides a S_{ 1 } divides %varepsilon </annotation>
  </semantics>
</math>
</file>

<file path=Object 27/content.xml><?xml version="1.0" encoding="utf-8"?>
<math xmlns="http://www.w3.org/1998/Math/MathML" display="block">
  <semantics>
    <mrow>
      <msub>
        <mi>S</mi>
        <mn>1</mn>
      </msub>
      <mo stretchy="false">→</mo>
      <msub>
        <mi mathvariant="italic">aS</mi>
        <mn>1</mn>
      </msub>
      <mo stretchy="false">∣</mo>
      <mi mathvariant="normal">ε</mi>
    </mrow>
    <annotation encoding="StarMath 5.0">S_{ 1 } toward aS_{ 1 } divides %varepsilon </annotation>
  </semantics>
</math>
</file>

<file path=Object 28/content.xml><?xml version="1.0" encoding="utf-8"?>
<math xmlns="http://www.w3.org/1998/Math/MathML" display="block">
  <semantics>
    <mrow>
      <mi>S</mi>
      <mo stretchy="false">→</mo>
      <mi mathvariant="italic">bS</mi>
      <mo stretchy="false">∣</mo>
      <msub>
        <mi mathvariant="italic">aS</mi>
        <mn>1</mn>
      </msub>
      <mo stretchy="false">∣</mo>
      <mi mathvariant="normal">ε</mi>
    </mrow>
    <annotation encoding="StarMath 5.0">S toward bS divides aS_{ 1 } divides %varepsilon </annotation>
  </semantics>
</math>
</file>

<file path=Object 29/content.xml><?xml version="1.0" encoding="utf-8"?>
<math xmlns="http://www.w3.org/1998/Math/MathML" display="block">
  <semantics>
    <mrow>
      <msub>
        <mi>S</mi>
        <mn>1</mn>
      </msub>
      <mo stretchy="false">→</mo>
      <msub>
        <mi mathvariant="italic">bS</mi>
        <mn>1</mn>
      </msub>
      <mo stretchy="false">∣</mo>
      <mi mathvariant="italic">bS</mi>
      <mo stretchy="false">∣</mo>
      <mi mathvariant="normal">ε</mi>
    </mrow>
    <annotation encoding="StarMath 5.0">S_{ 1 } toward bS_{ 1 } divides bS divides %varepsilon </annotation>
  </semantics>
</math>
</file>

<file path=Object 3/content.xml><?xml version="1.0" encoding="utf-8"?>
<math xmlns="http://www.w3.org/1998/Math/MathML" display="block">
  <semantics>
    <mrow>
      <mrow>
        <mi>S</mi>
        <mo stretchy="false">→</mo>
        <mi>a</mi>
      </mrow>
      <mi>S</mi>
      <mrow>
        <mi>a</mi>
        <mo stretchy="false">→</mo>
        <mi mathvariant="italic">aaSaa</mi>
        <mo stretchy="false">→</mo>
        <msub>
          <mi mathvariant="italic">aas</mi>
          <mn>1</mn>
        </msub>
      </mrow>
      <mrow>
        <mi mathvariant="italic">aa</mi>
        <mo stretchy="false">→</mo>
        <mi mathvariant="italic">aabaa</mi>
      </mrow>
    </mrow>
    <annotation encoding="StarMath 5.0">S toward a S a toward aaSaa toward aas_{ 1 }aa toward aabaa</annotation>
  </semantics>
</math>
</file>

<file path=Object 30/content.xml><?xml version="1.0" encoding="utf-8"?>
<math xmlns="http://www.w3.org/1998/Math/MathML" display="block">
  <semantics>
    <mrow>
      <mi>A</mi>
      <mo stretchy="false">→</mo>
      <mi mathvariant="italic">aB</mi>
      <mo stretchy="false">∣</mo>
      <mi>A</mi>
      <mo stretchy="false">→</mo>
      <mi>a</mi>
      <mo stretchy="false">∣</mo>
      <mi>A</mi>
      <mo stretchy="false">→</mo>
      <mi>E</mi>
    </mrow>
    <annotation encoding="StarMath 5.0">A toward aB divides A toward a divides A toward E</annotation>
  </semantics>
</math>
</file>

<file path=Object 31/content.xml><?xml version="1.0" encoding="utf-8"?>
<math xmlns="http://www.w3.org/1998/Math/MathML" display="block">
  <semantics>
    <mrow>
      <mi>S</mi>
      <mo stretchy="false">→</mo>
      <msub>
        <mi mathvariant="italic">bS</mi>
        <mn>1</mn>
      </msub>
      <mo stretchy="false">∣</mo>
      <msub>
        <mi mathvariant="italic">aS</mi>
        <mn>2</mn>
      </msub>
    </mrow>
    <annotation encoding="StarMath 5.0">S toward bS_{ 1 } divides aS_{ 2 }</annotation>
  </semantics>
</math>
</file>

<file path=Object 32/content.xml><?xml version="1.0" encoding="utf-8"?>
<math xmlns="http://www.w3.org/1998/Math/MathML" display="block">
  <semantics>
    <mrow>
      <msub>
        <mi>S</mi>
        <mn>1</mn>
      </msub>
      <mo stretchy="false">→</mo>
      <msub>
        <mi mathvariant="italic">bS</mi>
        <mn>1</mn>
      </msub>
      <mo stretchy="false">∣</mo>
      <msub>
        <mi mathvariant="italic">aS</mi>
        <mn>4</mn>
      </msub>
    </mrow>
    <annotation encoding="StarMath 5.0">S_{ 1 } toward bS_{ 1 } divides aS_{ 4 }</annotation>
  </semantics>
</math>
</file>

<file path=Object 33/content.xml><?xml version="1.0" encoding="utf-8"?>
<math xmlns="http://www.w3.org/1998/Math/MathML" display="block">
  <semantics>
    <mrow>
      <msub>
        <mi>S</mi>
        <mn>2</mn>
      </msub>
      <mo stretchy="false">→</mo>
      <msub>
        <mi mathvariant="italic">baS</mi>
        <mn>2</mn>
      </msub>
      <mo stretchy="false">∣</mo>
      <msub>
        <mi mathvariant="italic">bS</mi>
        <mn>3</mn>
      </msub>
    </mrow>
    <annotation encoding="StarMath 5.0">S_{2} toward baS_{ 2 } divides bS_{ 3 }</annotation>
  </semantics>
</math>
</file>

<file path=Object 34/content.xml><?xml version="1.0" encoding="utf-8"?>
<math xmlns="http://www.w3.org/1998/Math/MathML" display="block">
  <semantics>
    <mrow>
      <msub>
        <mi>S</mi>
        <mn>3</mn>
      </msub>
      <mo stretchy="false">→</mo>
      <msub>
        <mi mathvariant="italic">bS</mi>
        <mn>3</mn>
      </msub>
      <mo stretchy="false">∣</mo>
      <mi mathvariant="normal">ε</mi>
    </mrow>
    <annotation encoding="StarMath 5.0">S_{ 3 } toward bS_{ 3 } divides %varepsilon </annotation>
  </semantics>
</math>
</file>

<file path=Object 35/content.xml><?xml version="1.0" encoding="utf-8"?>
<math xmlns="http://www.w3.org/1998/Math/MathML" display="block">
  <semantics>
    <mrow>
      <msub>
        <mi>S</mi>
        <mn>4</mn>
      </msub>
      <mo stretchy="false">→</mo>
      <msub>
        <mi mathvariant="italic">baS</mi>
        <mn>4</mn>
      </msub>
      <mo stretchy="false">∣</mo>
      <msub>
        <mi mathvariant="italic">bS</mi>
        <mn>5</mn>
      </msub>
      <mo stretchy="false">∣</mo>
      <mi mathvariant="normal">ε</mi>
    </mrow>
    <annotation encoding="StarMath 5.0">S_{ 4 } toward baS_{ 4 } divides bS_{ 5 } divides %varepsilon </annotation>
  </semantics>
</math>
</file>

<file path=Object 36/content.xml><?xml version="1.0" encoding="utf-8"?>
<math xmlns="http://www.w3.org/1998/Math/MathML" display="block">
  <semantics>
    <mrow>
      <msub>
        <mi>S</mi>
        <mn>5</mn>
      </msub>
      <mo stretchy="false">→</mo>
      <msub>
        <mi mathvariant="italic">bS</mi>
        <mn>5</mn>
      </msub>
      <mo stretchy="false">∣</mo>
      <mi mathvariant="normal">ε</mi>
    </mrow>
    <annotation encoding="StarMath 5.0">S_{ 5 } toward bS_{ 5 } divides %varepsilon </annotation>
  </semantics>
</math>
</file>

<file path=Object 4/content.xml><?xml version="1.0" encoding="utf-8"?>
<math xmlns="http://www.w3.org/1998/Math/MathML" display="block">
  <semantics>
    <mrow>
      <mi>S</mi>
      <mo stretchy="false">→</mo>
      <mi mathvariant="italic">bSb</mi>
      <mo stretchy="false">→</mo>
      <msub>
        <mi mathvariant="italic">bS</mi>
        <mn>1</mn>
      </msub>
      <mo stretchy="false">→</mo>
      <mi mathvariant="italic">bab</mi>
    </mrow>
    <annotation encoding="StarMath 5.0">S toward bSb toward bS_{ 1 } toward bab</annotation>
  </semantics>
</math>
</file>

<file path=Object 5/content.xml><?xml version="1.0" encoding="utf-8"?>
<math xmlns="http://www.w3.org/1998/Math/MathML" display="block">
  <semantics>
    <mrow>
      <mi>S</mi>
      <mo stretchy="false">→</mo>
      <msub>
        <mi>S</mi>
        <mn>1</mn>
      </msub>
      <mo stretchy="false">→</mo>
      <mi>a</mi>
    </mrow>
    <annotation encoding="StarMath 5.0">S toward S_{ 1 } toward a
</annotation>
  </semantics>
</math>
</file>

<file path=Object 6/content.xml><?xml version="1.0" encoding="utf-8"?>
<math xmlns="http://www.w3.org/1998/Math/MathML" display="block">
  <semantics>
    <mrow>
      <mi>S</mi>
      <mo stretchy="false">→</mo>
      <msub>
        <mi>S</mi>
        <mn>1</mn>
      </msub>
      <mo stretchy="false">→</mo>
      <mi>b</mi>
    </mrow>
    <annotation encoding="StarMath 5.0">S toward S_{ 1 } toward b</annotation>
  </semantics>
</math>
</file>

<file path=Object 7/content.xml><?xml version="1.0" encoding="utf-8"?>
<math xmlns="http://www.w3.org/1998/Math/MathML" display="block">
  <semantics>
    <mrow>
      <mi>L</mi>
      <mo stretchy="false">=</mo>
      <mrow>
        <mrow>
          <mo fence="true" stretchy="false">{</mo>
          <mrow>
            <mrow>
              <mi>u</mi>
              <mi>v</mi>
              <mrow>
                <mrow>
                  <msup>
                    <mi>u</mi>
                    <mrow>
                      <mo stretchy="false">−</mo>
                      <mn>1</mn>
                    </mrow>
                  </msup>
                  <mo stretchy="false">/</mo>
                  <mi>u</mi>
                </mrow>
                <mo stretchy="false">∈</mo>
                <mrow>
                  <mo fence="true" stretchy="false">{</mo>
                  <mrow>
                    <mrow>
                      <mi>a</mi>
                      <mi>,</mi>
                      <mi>b</mi>
                    </mrow>
                  </mrow>
                  <mo fence="true" stretchy="false">}</mo>
                </mrow>
              </mrow>
              <mi mathvariant="normal">*</mi>
            </mrow>
          </mrow>
          <mo fence="true" stretchy="false">}</mo>
        </mrow>
        <mo stretchy="false">∧</mo>
        <mi>v</mi>
      </mrow>
      <mo stretchy="false">∈</mo>
      <mrow>
        <mo fence="true" stretchy="false">{</mo>
        <mrow>
          <mrow>
            <mi>a</mi>
            <mi>,</mi>
            <mi>b</mi>
            <mi>,</mi>
            <mi mathvariant="normal">ε</mi>
          </mrow>
        </mrow>
        <mo fence="true" stretchy="false">}</mo>
      </mrow>
    </mrow>
    <annotation encoding="StarMath 5.0">L = lbrace u v u ^{-1} / u  in lbrace a ,b rbrace %Ux002A  rbrace and  
v in lbrace a,b, %varepsilon  rbrace </annotation>
  </semantics>
</math>
</file>

<file path=Object 8/content.xml><?xml version="1.0" encoding="utf-8"?>
<math xmlns="http://www.w3.org/1998/Math/MathML" display="block">
  <semantics>
    <mrow>
      <mrow>
        <mi>S</mi>
        <mo stretchy="false">→</mo>
        <mi mathvariant="italic">aSb</mi>
        <mo stretchy="false">→</mo>
        <mi mathvariant="italic">aa</mi>
      </mrow>
      <msub>
        <mi>S</mi>
        <mn>1</mn>
      </msub>
      <mrow>
        <mi mathvariant="italic">bb</mi>
        <mo stretchy="false">→</mo>
        <msub>
          <mi mathvariant="italic">aavS</mi>
          <mn>1</mn>
        </msub>
      </mrow>
      <mrow>
        <mi mathvariant="italic">dbb</mi>
        <mo stretchy="false">→</mo>
        <mi mathvariant="italic">aacdbb</mi>
      </mrow>
    </mrow>
    <annotation encoding="StarMath 5.0">S toward  aSb toward aa S_{ 1 } bb toward aavS_{ 1 }dbb toward aacdbb</annotation>
  </semantics>
</math>
</file>

<file path=Object 9/content.xml><?xml version="1.0" encoding="utf-8"?>
<math xmlns="http://www.w3.org/1998/Math/MathML" display="block">
  <semantics>
    <mrow>
      <mi>L</mi>
      <mo stretchy="false">=</mo>
      <mrow>
        <mo fence="true" stretchy="false">{</mo>
        <mrow>
          <mrow>
            <mrow>
              <mi>u</mi>
              <mo stretchy="false">∈</mo>
              <mrow>
                <mo fence="true" stretchy="false">{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}</mo>
              </mrow>
            </mrow>
            <mrow>
              <mi mathvariant="normal">*</mi>
              <mo stretchy="false">/</mo>
              <msup>
                <mi>a</mi>
                <mi>i</mi>
              </msup>
            </mrow>
            <msup>
              <mi>c</mi>
              <mi>j</mi>
            </msup>
            <msup>
              <mi>d</mi>
              <mi>j</mi>
            </msup>
            <msup>
              <mi>b</mi>
              <mi>i</mi>
            </msup>
            <mo stretchy="false">∀</mo>
            <mrow>
              <mi>i</mi>
              <mo stretchy="false">=</mo>
              <mn>1.</mn>
            </mrow>
            <mn>..</mn>
            <mi>n</mi>
            <mi>,</mi>
            <mrow>
              <mi>j</mi>
              <mo stretchy="false">=</mo>
              <mn>0.</mn>
            </mrow>
            <mn>..</mn>
            <mi>n</mi>
            <mi>,</mi>
            <mi>i</mi>
            <mi>,</mi>
            <mrow>
              <mi>j</mi>
              <mo stretchy="false">∈</mo>
              <mi mathvariant="normal">ℕ</mi>
            </mrow>
          </mrow>
        </mrow>
        <mo fence="true" stretchy="false">}</mo>
      </mrow>
    </mrow>
    <annotation encoding="StarMath 5.0">L = lbrace u in lbrace a,b,c,d rbrace %Ux002A / a^{i} c^{j} d^{j} b^{i} forall i =1...n, j=0...n, i,j in setN   rbrace </annotation>
  </semantics>
</math>
</file>